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5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1.9cm" fo:keep-together="auto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Standard" style:master-page-name="Standard">
      <style:paragraph-properties style:page-number="auto" style:snap-to-layout-grid="false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5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UC_5f_NormalAzul_20_Car"><text:span text:style-name="T5">Buscar rol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4">Nombre del Caso de Uso: </text:span><text:span text:style-name="UC_5f_NormalAzul_20_Car"><text:span text:style-name="T3">Buscar rol</text:span></text:span></text:p>
          </table:table-cell>
          <table:table-cell table:style-name="Tabla6.B1" office:value-type="string">
            <text:p text:style-name="P3"><text:span text:style-name="T1">Nro. de Caso de Uso:</text:span> CU 26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Permitir al usuario buscar role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9676738441" text:style-name="L1">
              <text:list-item>
                <text:p text:style-name="P13"><text:span text:style-name="UC_5f_NormalAzul_20_Car"><text:span text:style-name="T3">El usuario tiene que estar registrado en el sistema.</text:span></text:span></text:p>
              </text:list-item>
              <text:list-item>
                <text:p text:style-name="P13"><text:span text:style-name="UC_5f_NormalAzul_20_Car"><text:span text:style-name="T2">El usuario debe ser administrador con los permisos para buscar roles.</text:span></text:span></text:p>
              </text:list-item>
              <text:list-item>
                <text:p text:style-name="P13"><text:span text:style-name="UC_5f_NormalAzul_20_Car"><text:span text:style-name="T2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4">Post- Condiciones:</text:span><text:span text:style-name="T3"> Encontrar roles</text:span><text:span text:style-name="UC_5f_NormalAzul_20_Car"><text:span text:style-name="T3"> en la base de datos del sistema con todos los datos asociados al mismo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6">Diagrama de caso de uso del módulo de administración.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1">
          <table:table-cell table:style-name="Tabla7.A3" office:value-type="string">
            <text:p text:style-name="P7">1. El usuario selecciona la opción administración rol.</text:p>
          </table:table-cell>
          <table:table-cell table:style-name="Tabla7.B3" office:value-type="string">
            <text:p text:style-name="P7">2. Verifica que el usuario tenga los permisos relacionados con la administración de roles.</text:p>
          </table:table-cell>
        </table:table-row>
        <table:table-row table:style-name="Tabla7.1">
          <table:table-cell table:style-name="Tabla7.A3" office:value-type="string">
            <text:p text:style-name="P7">3. El usuario ingresa el patrón de búsqueda.</text:p>
          </table:table-cell>
          <table:table-cell table:style-name="Tabla7.B3" office:value-type="string">
            <text:p text:style-name="P7">4. El sistema despliega una lista de roles existentes que coincidan con ese patrón.</text:p>
          </table:table-cell>
        </table:table-row>
        <table:table-row table:style-name="Tabla7.5">
          <table:table-cell table:style-name="Tabla7.A3" office:value-type="string">
            <text:p text:style-name="P9">5. El usuario puede seleccionar algún rol de la lista.</text:p>
          </table:table-cell>
          <table:table-cell table:style-name="Tabla7.B3" office:value-type="string">
            <text:p text:style-name="P3"/>
          </table:table-cell>
        </table:table-row>
      </table:table>
      <text:p text:style-name="P8"/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list xml:id="list244551968" text:style-name="WW8Num8">
              <text:list-item>
                <text:p text:style-name="P14"><text:s/>Patrón de búsqueda vacía</text:p>
              </text:list-item>
            </text:list>
            <text:p text:style-name="P11">En el paso 3 el camino exitoso, si el usuario no ingresa ningún patrón de búsqueda, en el paso 4 el sistema despliega todos los roles existentes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2">
          <table:table-cell table:style-name="Tabla9.A1" office:value-type="string">
            <text:p text:style-name="P6">E3. Servidor web no disponible</text:p>
            <text:p text:style-name="P11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Ninguno.</text:p>
          </table:table-cell>
        </table:table-row>
        <table:table-row table:style-name="Tabla10.2">
          <table:table-cell table:style-name="Tabla10.A1" office:value-type="string">
            <text:p text:style-name="P3">Asociaciones de Inclusión: Ninguno.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Ninguno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Administrar rol, consult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o.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99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53</meta:creation-date>
    <dc:date>2013-03-22T23:12:56</dc:date>
    <dc:creator>elena </dc:creator>
    <meta:editing-duration>P0D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1" meta:paragraph-count="32" meta:word-count="257" meta:character-count="1590" meta:non-whitespace-character-count="1367"/>
  </office:meta>
</office:document-meta>
</file>